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a33" officeooo:paragraph-rsid="001e8a33"/>
    </style:style>
    <style:style style:name="P2" style:family="paragraph" style:parent-style-name="Standard" style:list-style-name="L1">
      <style:text-properties officeooo:rsid="001e8a33" officeooo:paragraph-rsid="001e8a33"/>
    </style:style>
    <style:style style:name="P3" style:family="paragraph" style:parent-style-name="Standard" style:list-style-name="L1">
      <style:text-properties officeooo:rsid="001e8a33" officeooo:paragraph-rsid="001ee97e"/>
    </style:style>
    <style:style style:name="P4" style:family="paragraph" style:parent-style-name="Standard" style:list-style-name="L1">
      <style:text-properties officeooo:rsid="001ee97e" officeooo:paragraph-rsid="001ee97e"/>
    </style:style>
    <style:style style:name="P5" style:family="paragraph" style:parent-style-name="Standard">
      <style:text-properties officeooo:rsid="0020c9e2" officeooo:paragraph-rsid="0020c9e2"/>
    </style:style>
    <style:style style:name="T1" style:family="text">
      <style:text-properties fo:color="#00508f"/>
    </style:style>
    <style:style style:name="T2" style:family="text">
      <style:text-properties officeooo:rsid="001ee9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sir,</text:p>
      <text:p text:style-name="P1"/>
      <text:p text:style-name="P1">These are my project detail. I have given three tasks that I have completed.</text:p>
      <text:list xml:id="list2932234179" text:style-name="L1">
        <text:list-item>
          <text:p text:style-name="P2">At <text:s/>first task, I have created a website (page) like Bisma Eight, in which I have used only HTML and inline CSS. The github link and the URL of the website given below.</text:p>
          <text:p text:style-name="P2"><text:span text:style-name="T2">Code </text:span>- <text:a xlink:type="simple" xlink:href="https://github.com/jagannath-swarnkar/HTML_projects/blob/master/project.html" text:style-name="Internet_20_link" text:visited-style-name="Visited_20_Internet_20_Link"><text:span text:style-name="T1">https://github.com/jagannath-swarnkar/HTML_projects/blob/master/project.html</text:span></text:a></text:p>
          <text:p text:style-name="P2">website URL - <text:a xlink:type="simple" xlink:href="https://jagannath-swarnkar.github.io/HTML_projects/project.html" text:style-name="Internet_20_link" text:visited-style-name="Visited_20_Internet_20_Link"><text:span text:style-name="T1">https://jagannath-swarnkar.github.io/HTML_projects/project.html</text:span></text:a></text:p>
          <text:p text:style-name="P2"><text:span text:style-name="T1"/></text:p>
        </text:list-item>
        <text:list-item>
          <text:p text:style-name="P3">At the second task, I have Scraped the data from Zomato, in which <text:span text:style-name="T2">I used Selenium. </text:span></text:p>
          <text:p text:style-name="P3"><text:span text:style-name="T2">The </text:span>two tasks were given <text:span text:style-name="T2">as-</text:span>.</text:p>
          <text:p text:style-name="P2">a. task-1, I have scraped the locality names and the number of restraunts at each locality.</text:p>
          <text:p text:style-name="P2">b. task-2, I show task1 and took user input to select locality and output <text:span text:style-name="T2">restraunt detail of <text:tab/>selected locality. </text:span></text:p>
          <text:p text:style-name="P4">Code - <text:a xlink:type="simple" xlink:href="https://github.com/jagannath-swarnkar/Web-Scraping/tree/master/zomato_scraper" text:style-name="Internet_20_link" text:visited-style-name="Visited_20_Internet_20_Link">https://github.com/jagannath-swarnkar/Web-Scraping/tree/master/zomato_scraper</text:a></text:p>
          <text:p text:style-name="P4"/>
        </text:list-item>
        <text:list-item>
          <text:p text:style-name="P4">At taks 3, I have created a Resistration form, in which I have created some validations as given in the task.</text:p>
          <text:p text:style-name="P4">Code - <text:a xlink:type="simple" xlink:href="https://github.com/jagannath-swarnkar/HTML_projects/blob/master/resistration_form.html" text:style-name="Internet_20_link" text:visited-style-name="Visited_20_Internet_20_Link">https://github.com/jagannath-swarnkar/HTML_projects/blob/master/resistration_form.html</text:a></text:p>
          <text:p text:style-name="P4">Website URL - <text:a xlink:type="simple" xlink:href="https://jagannath-swarnkar.github.io/HTML_projects/resistration_form.html" text:style-name="Internet_20_link" text:visited-style-name="Visited_20_Internet_20_Link">https://jagannath-swarnkar.github.io/HTML_projects/resistration_form.html</text:a></text:p>
        </text:list-item>
      </text:list>
      <text:p text:style-name="P5"/>
      <text:p text:style-name="P5">Thankyou</text:p>
      <text:p text:style-name="P5">Regards - Jagannath swarnk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9:47:12.055148287</meta:creation-date>
    <dc:date>2019-04-05T19:03:20.697810530</dc:date>
    <meta:editing-duration>PT22H40M26S</meta:editing-duration>
    <meta:editing-cycles>1</meta:editing-cycles>
    <meta:document-statistic meta:table-count="0" meta:image-count="0" meta:object-count="0" meta:page-count="1" meta:paragraph-count="15" meta:word-count="152" meta:character-count="1143" meta:non-whitespace-character-count="1005"/>
    <meta:generator>LibreOffice/6.0.3.2$Linux_X86_64 LibreOffice_project/00m0$Build-2</meta:generator>
  </office:meta>
</office:document-meta>
</file>